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20ca3a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Text_20_body">
      <style:text-properties officeooo:rsid="001cf5e0" officeooo:paragraph-rsid="001cf5e0"/>
    </style:style>
    <style:style style:name="P5" style:family="paragraph" style:parent-style-name="Text_20_body">
      <style:text-properties officeooo:paragraph-rsid="001f1e16"/>
    </style:style>
    <style:style style:name="P6" style:family="paragraph" style:parent-style-name="Text_20_body">
      <style:text-properties officeooo:rsid="0020ca3a" officeooo:paragraph-rsid="0020ca3a"/>
    </style:style>
    <style:style style:name="P7" style:family="paragraph" style:parent-style-name="Text_20_body" style:list-style-name="L1">
      <style:text-properties officeooo:paragraph-rsid="00206f1d"/>
    </style:style>
    <style:style style:name="P8" style:family="paragraph" style:parent-style-name="Text_20_body">
      <style:text-properties officeooo:rsid="00238a55" officeooo:paragraph-rsid="00238a55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itle">
      <style:text-properties officeooo:rsid="001cf5e0" officeooo:paragraph-rsid="001cf5e0"/>
    </style:style>
    <style:style style:name="P11" style:family="paragraph" style:parent-style-name="Heading_20_2">
      <style:paragraph-properties fo:break-before="page"/>
      <style:text-properties officeooo:rsid="001f1e16" officeooo:paragraph-rsid="001f1e16"/>
    </style:style>
    <style:style style:name="P12" style:family="paragraph" style:parent-style-name="Heading_20_2">
      <style:text-properties officeooo:rsid="00206f1d" officeooo:paragraph-rsid="00206f1d"/>
    </style:style>
    <style:style style:name="P13" style:family="paragraph" style:parent-style-name="Subtitle">
      <style:text-properties officeooo:rsid="001cf5e0" officeooo:paragraph-rsid="001cf5e0"/>
    </style:style>
    <style:style style:name="P14" style:family="paragraph" style:parent-style-name="Heading_20_1">
      <style:text-properties officeooo:rsid="001f1e16" officeooo:paragraph-rsid="001f1e16"/>
    </style:style>
    <style:style style:name="P15" style:family="paragraph" style:parent-style-name="Heading_20_1">
      <style:text-properties officeooo:rsid="00206f1d" officeooo:paragraph-rsid="00206f1d"/>
    </style:style>
    <style:style style:name="P16" style:family="paragraph" style:parent-style-name="Heading_20_1">
      <style:paragraph-properties fo:break-before="page"/>
      <style:text-properties officeooo:rsid="001f1e16" officeooo:paragraph-rsid="001f1e16"/>
    </style:style>
    <style:style style:name="P17" style:family="paragraph" style:parent-style-name="Heading_20_1">
      <style:paragraph-properties fo:break-before="page"/>
      <style:text-properties officeooo:rsid="00206f1d" officeooo:paragraph-rsid="00206f1d"/>
    </style:style>
    <style:style style:name="P18" style:family="paragraph" style:parent-style-name="Contents_20_1">
      <style:paragraph-properties fo:break-before="page"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Referencias_20_y_20_Bibliografía" style:list-style-name="L1">
      <style:text-properties officeooo:paragraph-rsid="0021b115"/>
    </style:style>
    <style:style style:name="T1" style:family="text">
      <style:text-properties officeooo:rsid="001cf5e0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font-name-asian="F"/>
    </style:style>
    <style:style style:name="T4" style:family="text">
      <style:text-properties officeooo:rsid="0021b11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Memoria Práctica 2</text:p>
      <text:p text:style-name="P13">Programación Declarativa Lógica y Restriccion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bookmark-start text:name="__RefHeading___Toc4295_2447468517"/><text:span text:style-name="T2">FECHA</text:span><text:span text:style-name="T1">: </text:span><text:span text:style-name="T1"><text:date style:data-style-name="N37" text:date-value="2019-06-10T19:47:03.703484167" text:fixed="true">10/06/19</text:date></text:span><text:bookmark-end text:name="__RefHeading___Toc4295_2447468517"/></text:p>
      <text:p text:style-name="Standard"/>
      <text:p text:style-name="Standard"/>
      <text:p text:style-name="P1"><text:bookmark-start text:name="__RefHeading___Toc4297_2447468517"/>AUTORES<text:bookmark-end text:name="__RefHeading___Toc4297_2447468517"/></text:p>
      <text:p text:style-name="P4">Alejandro Benavente Álvarez<text:tab/>y160319<text:tab/><text:a xlink:type="simple" xlink:href="mailto:alejandro.benavente.alvarez@alumnos.upm.es" text:style-name="Internet_20_link" text:visited-style-name="Visited_20_Internet_20_Link">alejandro.benavente.alvarez@alumnos.upm.es</text:a> </text:p>
      <text:p text:style-name="P4">David Cristóbal Pascual<text:tab/><text:tab/>y160336<text:tab/><text:a xlink:type="simple" xlink:href="mailto:d.cristobal@alumnos.upm.es" text:style-name="Internet_20_link" text:visited-style-name="Visited_20_Internet_20_Link">d.cristobal@alumnos.upm.es</text:a></text:p>
      <text:p text:style-name="P4">Alberto Doncel Aparicio<text:tab/><text:tab/>y160364<text:tab/><text:a xlink:type="simple" xlink:href="mailto:a.daparicio@alumnos.upm.es" text:style-name="Internet_20_link" text:visited-style-name="Visited_20_Internet_20_Link">a.daparicio@alumnos.upm.es</text:a> </text:p>
      <text:table-of-content text:style-name="Sect1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_Toc4822_2447468517" text:style-name="Index_20_Link" text:visited-style-name="Index_20_Link">CÓDIGO<text:tab/>3</text:a></text:p>
        </text:index-body>
      </text:table-of-content>
      <text:h text:style-name="P16" text:outline-level="1"><text:bookmark-start text:name="__RefHeading___Toc4822_2447468517"/>CÓDIGO<text:bookmark-end text:name="__RefHeading___Toc4822_2447468517"/></text:h>
      <text:p text:style-name="P5"/>
      <text:h text:style-name="P11" text:outline-level="2">Justificaciones</text:h>
      <text:p text:style-name="P6">Para la realización de la práctica como ayuda buscamos información contenida en la bibliografía (2) que nos ayudó a comprender mejor los operadores para las comparaciones.</text:p>
      <text:h text:style-name="P14" text:outline-level="1">CONSULTAS</text:h>
      <text:h text:style-name="P15" text:outline-level="1">COMENTARIOS ADICIONALES</text:h>
      <text:h text:style-name="P12" text:outline-level="2">Dificultades</text:h>
      <text:p text:style-name="P8">Las principales dificultades que hemos tenido a la hora de realizar este trabajo ha sido trabajar con árboles dado que no nos ha terminado de quedar claro su funcionamiento y cómo trabajar con ellos.</text:p>
      <text:p text:style-name="Standard">Esto nos ha impedido terminar la práctica y nos obliga a entregarla sin terminar.</text:p>
      <text:h text:style-name="P12" text:outline-level="2">Material empleado</text:h>
      <text:p text:style-name="P2">Para la realización de esta práctica nos hemos valido de dos editores de texto Emacs y Visual Studio Code en los que hemos escrito y <text:span text:style-name="T4">probado</text:span> el código empleando siempre Ciao para ejecutarlo.</text:p>
      <text:p text:style-name="P2">El control de versiones lo hemos llevado a cabo con un repositorio privado de GitHub. Nos ha ayudado a trabajar con orden y a poder volver hacia atrás cuando hemos tenido cualquier clase de problema.</text:p>
      <text:p text:style-name="P2">Finalmente, este documento, está realizado con <text:span text:style-name="T4">LibreOffice Writer</text:span>.</text:p>
      <text:p text:style-name="P2">A parte, además de los apuntes oficiales, nos hemos ayudado de diversas fuentes expuestas en la sección BIBLIOGRAFÍA.</text:p>
      <text:h text:style-name="P17" text:outline-level="1">BIBLIOGRAFÍA</text:h>
      <text:list xml:id="list4087249927" text:style-name="L1">
        <text:list-item>
          <text:p text:style-name="P7">Programación declarativa, <text:a xlink:type="simple" xlink:href="http://cliplab.org/prode/" text:style-name="Internet_20_link" text:visited-style-name="Visited_20_Internet_20_Link">http://cliplab.org/prode/</text:a>, [Comentario: página web oficial donde hemos consultado los apuntes oficiales.].</text:p>
        </text:list-item>
        <text:list-item>
          <text:p text:style-name="P19"><text:span text:style-name="T4">Comparison operators,</text:span> <text:a xlink:type="simple" xlink:href="https://www.cse.unsw.edu.au/~billw/dictionaries/prolog/comparison.html" text:style-name="Internet_20_link" text:visited-style-name="Visited_20_Internet_20_Link"><text:span text:style-name="Internet_20_link"><text:span text:style-name="T3">https://www.cse.unsw.edu.au/~billw/dictionaries/prolog/comparison.html</text:span></text:span></text:a>, [Comentario: página web <text:span text:style-name="T4">donde nos hemos informado de los distintos operadores.]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1cf5e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eferencias_20_y_20_Bibliografía" style:display-name="Referencias y Bibliografía" style:family="paragraph" style:parent-style-name="Standard" style:default-outline-level="">
      <style:paragraph-properties fo:margin-left="0cm" fo:margin-right="0cm" fo:margin-top="0cm" fo:margin-bottom="0.212cm" loext:contextual-spacing="false" fo:line-height="100%" fo:text-indent="-0.63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2" style:display-name="ListLabel 2" style:family="text">
      <style:text-properties style:font-name-asian="F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9:38:50.013812337</meta:creation-date>
    <dc:date>2019-06-10T23:06:51.909078470</dc:date>
    <meta:editing-duration>PT5M37S</meta:editing-duration>
    <meta:editing-cycles>3</meta:editing-cycles>
    <meta:generator>LibreOffice/6.2.4.2.0$Linux_X86_64 LibreOffice_project/20$Build-2</meta:generator>
    <dc:title>Memoria Práctica 2</dc:title>
    <dc:creator>David Cristóbal Pascual</dc:creator>
    <meta:document-statistic meta:table-count="0" meta:image-count="0" meta:object-count="0" meta:page-count="5" meta:paragraph-count="25" meta:word-count="235" meta:character-count="1723" meta:non-whitespace-character-count="1511"/>
  </office:meta>
</office:document-meta>
</file>